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>
        <style:tab-stops>
          <style:tab-stop style:type="left" style:position="2.5in"/>
          <style:tab-stop style:type="left" style:position="4.5in"/>
        </style:tab-stops>
      </style:paragraph-properties>
    </style:style>
    <style:style style:name="T2" style:parent-style-name="DefaultParagraphFont" style:family="text">
      <style:text-properties style:font-name="Arial Black" fo:color="#760000" fo:font-size="18pt" style:font-size-asian="18pt" style:font-size-complex="14pt"/>
    </style:style>
    <style:style style:name="P3" style:parent-style-name="Standard" style:family="paragraph">
      <style:paragraph-properties fo:text-align="center">
        <style:tab-stops>
          <style:tab-stop style:type="left" style:position="2.5in"/>
          <style:tab-stop style:type="left" style:position="4.5in"/>
        </style:tab-stops>
      </style:paragraph-properties>
    </style:style>
    <style:style style:name="T4" style:parent-style-name="DefaultParagraphFont" style:family="text">
      <style:text-properties style:font-name="Arial Black" fo:color="#760000" fo:font-size="14pt" style:font-size-asian="14pt" style:font-size-complex="14pt"/>
    </style:style>
    <style:style style:name="P5" style:parent-style-name="Standard" style:family="paragraph">
      <style:paragraph-properties>
        <style:tab-stops>
          <style:tab-stop style:type="left" style:position="2.5in"/>
          <style:tab-stop style:type="left" style:position="4.5in"/>
        </style:tab-stops>
      </style:paragraph-properties>
      <style:text-properties fo:font-size="14pt" style:font-size-asian="14pt" style:font-size-complex="14pt"/>
    </style:style>
    <style:style style:name="P6" style:parent-style-name="Standard" style:family="paragraph">
      <style:paragraph-properties fo:border="0.0625in double #C00000" style:border-line-width="0.0208in 0.0208in 0.0208in" fo:padding="0.0138in" style:shadow="none" fo:background-color="#FBE4D5">
        <style:tab-stops>
          <style:tab-stop style:type="left" style:position="2.5in"/>
          <style:tab-stop style:type="left" style:position="4.5in"/>
        </style:tab-stops>
      </style:paragraph-properties>
    </style:style>
    <style:style style:name="T7" style:parent-style-name="DefaultParagraphFont" style:family="text">
      <style:text-properties fo:font-size="14pt" style:font-size-asian="14pt" style:font-size-complex="14pt"/>
    </style:style>
    <style:style style:name="T8" style:parent-style-name="DefaultParagraphFont" style:family="text">
      <style:text-properties fo:font-size="14pt" style:font-size-asian="14pt" style:font-size-complex="14pt"/>
    </style:style>
    <style:style style:name="T9" style:parent-style-name="DefaultParagraphFont" style:family="text">
      <style:text-properties fo:font-size="14pt" style:font-size-asian="14pt" style:font-size-complex="13pt"/>
    </style:style>
    <style:style style:name="P10" style:parent-style-name="Standard" style:family="paragraph">
      <style:paragraph-properties fo:border="0.0625in double #C00000" style:border-line-width="0.0208in 0.0208in 0.0208in" fo:padding="0.0138in" style:shadow="none" fo:background-color="#FBE4D5">
        <style:tab-stops>
          <style:tab-stop style:type="left" style:position="2.5in"/>
          <style:tab-stop style:type="left" style:position="4.5in"/>
        </style:tab-stops>
      </style:paragraph-properties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/>
    </style:style>
    <style:style style:name="P13" style:parent-style-name="Standard" style:family="paragraph">
      <style:paragraph-properties fo:border="0.0625in double #C00000" style:border-line-width="0.0208in 0.0208in 0.0208in" fo:padding="0.0138in" style:shadow="none" fo:background-color="#FBE4D5">
        <style:tab-stops>
          <style:tab-stop style:type="left" style:position="2.5in"/>
          <style:tab-stop style:type="left" style:position="4.5in"/>
        </style:tab-stops>
      </style:paragraph-properties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3pt"/>
    </style:style>
    <style:style style:name="P17" style:parent-style-name="Standard" style:family="paragraph">
      <style:paragraph-properties>
        <style:tab-stops>
          <style:tab-stop style:type="left" style:position="2.5in"/>
          <style:tab-stop style:type="left" style:position="4.5in"/>
        </style:tab-stops>
      </style:paragraph-properties>
    </style:style>
    <style:style style:name="T18" style:parent-style-name="DefaultParagraphFont" style:family="text">
      <style:text-properties fo:color="#808080"/>
    </style:style>
    <style:style style:name="P19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.5in"/>
        </style:tab-stops>
      </style:paragraph-properties>
    </style:style>
    <style:style style:name="T20" style:parent-style-name="DefaultParagraphFont" style:family="text">
      <style:text-properties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P22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.5in"/>
        </style:tab-stops>
      </style:paragraph-properties>
    </style:style>
    <style:style style:name="T23" style:parent-style-name="DefaultParagraphFont" style:family="text">
      <style:text-properties fo:font-size="14pt" style:font-size-asian="14pt" style:font-size-complex="14pt"/>
    </style:style>
    <style:style style:name="T24" style:parent-style-name="DefaultParagraphFont" style:family="text">
      <style:text-properties fo:font-size="14pt" style:font-size-asian="14pt" style:font-size-complex="14pt"/>
    </style:style>
    <style:style style:name="T25" style:parent-style-name="DefaultParagraphFont" style:family="text">
      <style:text-properties fo:font-size="14pt" style:font-size-asian="14pt" style:font-size-complex="14pt"/>
    </style:style>
    <style:style style:name="P26" style:parent-style-name="Standard" style:family="paragraph">
      <style:paragraph-properties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</style:style>
    <style:style style:name="P27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  <style:text-properties fo:font-size="14pt" style:font-size-asian="14pt" style:font-size-complex="14pt"/>
    </style:style>
    <style:style style:name="P28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</style:style>
    <style:style style:name="T29" style:parent-style-name="DefaultParagraphFont" style:family="text">
      <style:text-properties fo:font-size="14pt" style:font-size-asian="14pt" style:font-size-complex="14pt"/>
    </style:style>
    <style:style style:name="T30" style:parent-style-name="DefaultParagraphFont" style:family="text">
      <style:text-properties fo:font-size="14pt" style:font-size-asian="14pt" style:font-size-complex="14pt"/>
    </style:style>
    <style:style style:name="P31" style:parent-style-name="Standard" style:family="paragraph">
      <style:paragraph-properties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</style:style>
    <style:style style:name="T32" style:parent-style-name="DefaultParagraphFont" style:family="text">
      <style:text-properties fo:color="#808080"/>
    </style:style>
    <style:style style:name="P33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  <style:text-properties fo:font-size="14pt" style:font-size-asian="14pt" style:font-size-complex="14pt"/>
    </style:style>
    <style:style style:name="P34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T36" style:parent-style-name="DefaultParagraphFont" style:family="text">
      <style:text-properties fo:font-size="14pt" style:font-size-asian="14pt" style:font-size-complex="14pt"/>
    </style:style>
    <style:style style:name="P37" style:parent-style-name="Standard" style:family="paragraph">
      <style:paragraph-properties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</style:style>
    <style:style style:name="T38" style:parent-style-name="DefaultParagraphFont" style:family="text">
      <style:text-properties fo:color="#808080"/>
    </style:style>
    <style:style style:name="P39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  <style:text-properties fo:font-size="14pt" style:font-size-asian="14pt" style:font-size-complex="14pt"/>
    </style:style>
    <style:style style:name="P40" style:parent-style-name="Standard" style:family="paragraph">
      <style:paragraph-properties fo:border="0.0625in double #C00000" style:border-line-width="0.0208in 0.0208in 0.0208in" fo:padding-top="0.0138in" fo:padding-left="0.0555in" fo:padding-bottom="0.0138in" fo:padding-right="0.0555in" style:shadow="none" fo:background-color="#FBE4D5">
        <style:tab-stops>
          <style:tab-stop style:type="left" style:position="2.5in"/>
          <style:tab-stop style:type="left" style:position="4in"/>
          <style:tab-stop style:type="left" style:position="4.5in"/>
        </style:tab-stops>
      </style:paragraph-properties>
    </style:style>
    <style:style style:name="T41" style:parent-style-name="DefaultParagraphFont" style:family="text">
      <style:text-properties fo:font-size="14pt" style:font-size-asian="14pt" style:font-size-complex="14pt"/>
    </style:style>
    <style:style style:name="T42" style:parent-style-name="DefaultParagraphFont" style:family="text">
      <style:text-properties fo:font-size="14pt" style:font-size-asian="14pt" style:font-size-complex="14pt"/>
    </style:style>
    <style:style style:family="graphic" style:name="a0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no-wrap" fo:padding-top="0in" fo:padding-bottom="0in" fo:padding-left="0in" fo:padding-right="0in" draw:textarea-vertical-align="top" draw:textarea-horizontal-align="center" draw:fill="solid" draw:fill-color="#a0a0a0" draw:opacity="100%" draw:stroke="none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Level 6 Peer Assessment Form</text:span></text:p>
      <text:p text:style-name="P3"><text:span text:style-name="T4">Web Development - Turner</text:span></text:p>
      <text:p text:style-name="P5"/>
      <text:p text:style-name="P6"><text:span text:style-name="T7">Your Name:</text:span><text:span text:style-name="T8"><text:tab/></text:span><text:span text:style-name="T9">Guhfran Shuhood</text:span></text:p>
      <text:p text:style-name="P10"><text:span text:style-name="T11">Project Designer:<text:s/></text:span><text:span text:style-name="T12"><text:tab/>Issac Zheng</text:span></text:p>
      <text:p text:style-name="P13"><text:span text:style-name="T14">Project Title:</text:span><text:span text:style-name="T15"><text:tab/></text:span><text:span text:style-name="T16">31</text:span></text:p>
      <text:p text:style-name="P17"><text:span text:style-name="T18"><draw:custom-shape svg:x="0in" svg:y="0in" svg:width="6.5in" svg:height="0.02014in" draw:id="id0" draw:style-name="a0" draw:name="Rectangle 1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19"><text:span text:style-name="T20">Did this project work according to the spec sheet?</text:span><text:span text:style-name="T21"><text:tab/>Yes</text:span></text:p>
      <text:p text:style-name="P22"><text:span text:style-name="T23">Were any of the enhancements<text:s/></text:span><text:span text:style-name="T24">included?</text:span><text:span text:style-name="T25"><text:tab/>No</text:span></text:p>
      <text:p text:style-name="P26"><draw:custom-shape svg:x="0in" svg:y="0in" svg:width="6.5in" svg:height="0.02014in" draw:id="id1" draw:style-name="a1" draw:name="Rectangle 2" text:anchor-type="as-char"><svg:title/><svg:desc/><text:p text:style-name="Normal"/><draw:enhanced-geometry draw:type="non-primitive" svg:viewBox="0 0 21600 21600" draw:enhanced-path="M 0 0 L 21600 0 21600 21600 0 21600 Z N"/></draw:custom-shape></text:p>
      <text:p text:style-name="P27">Was there something in the code that you didn’t understand? <text:s/>Please elaborate.</text:p>
      <text:p text:style-name="P28"><text:span text:style-name="T29">I don’t know what flex is, it should be commented. Also, I don’t know what eval does specifically with the parameters and its general purpose, so it should be<text:s/></text:span><text:span text:style-name="T30">commented.<text:s/></text:span></text:p>
      <text:p text:style-name="P31"><text:span text:style-name="T32"><draw:custom-shape svg:x="0in" svg:y="0in" svg:width="6.5in" svg:height="0.02014in" draw:id="id2" draw:style-name="a2" draw:name="Rectangle 3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33">What did you really like about the project?</text:p>
      <text:p text:style-name="P34"><text:span text:style-name="T35">I liked the css, similar to Steven’s with the pop-up(Very cool). I liked how the project was coded, the way the functions are used, I feel like this project shows a good command of programming in</text:span><text:span text:style-name="T36"><text:s/>js.<text:s/></text:span></text:p>
      <text:p text:style-name="P37"><text:span text:style-name="T38"><draw:custom-shape svg:x="0in" svg:y="0in" svg:width="6.5in" svg:height="0.02014in" draw:id="id3" draw:style-name="a3" draw:name="Rectangle 4" text:anchor-type="as-char"><svg:title/><svg:desc/><text:p text:style-name="Normal"/><draw:enhanced-geometry draw:type="non-primitive" svg:viewBox="0 0 21600 21600" draw:enhanced-path="M 0 0 L 21600 0 21600 21600 0 21600 Z N"/></draw:custom-shape></text:span></text:p>
      <text:p text:style-name="P39">What would you change about the project and/or the code?</text:p>
      <text:p text:style-name="P40"><text:span text:style-name="T41">I don’t think there’s much to say. If anything, the if conditions in display can be or’d together.<text:s/></text:span><text:span text:style-name="T42">In certain rounds, the players[i].hand[o] was undefined on line 342 in script.js file. The human player continues to play after the other three players lo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 Black" svg:font-family="Arial Black" style:font-family-generic="swiss" style:font-pitch="variable" svg:panose-1="2 11 10 4 2 1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Times New Roman" style:font-name-asian="Segoe UI" style:font-name-complex="Tahoma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laceholderText" style:display-name="Placeholder Text" style:family="text" style:parent-style-name="DefaultParagraphFont">
      <style:text-properties fo:color="#808080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urner Ivan  (13K430)</meta:initial-creator>
    <dc:creator>Guhfran Shuhood</dc:creator>
    <meta:creation-date>2020-05-05T10:41:00Z</meta:creation-date>
    <dc:date>2020-05-05T10:57:00Z</dc:date>
    <meta:template xlink:href="Normal" xlink:type="simple"/>
    <meta:editing-cycles>4</meta:editing-cycles>
    <meta:editing-duration>PT11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55" meta:character-count="1043" meta:row-count="7" meta:non-whitespace-character-count="890"/>
  </office:meta>
</office:document-meta>
</file>